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7a6ebc"/>
    </style:style>
    <style:style style:name="P18" style:family="paragraph" style:parent-style-name="Standard">
      <style:text-properties officeooo:rsid="0033fc04" officeooo:paragraph-rsid="0033fc04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7" style:family="paragraph" style:parent-style-name="Standard">
      <style:text-properties officeooo:rsid="003eda82" officeooo:paragraph-rsid="003eda82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2" style:family="paragraph" style:parent-style-name="Standard">
      <style:text-properties officeooo:rsid="0051bbf0" officeooo:paragraph-rsid="0051bbf0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72cfb5"/>
    </style:style>
    <style:style style:name="P35" style:family="paragraph" style:parent-style-name="Standard">
      <style:text-properties officeooo:rsid="00267fa4" officeooo:paragraph-rsid="00777dfb"/>
    </style:style>
    <style:style style:name="P36" style:family="paragraph" style:parent-style-name="Table_20_Contents">
      <style:text-properties officeooo:rsid="00762752" officeooo:paragraph-rsid="00762752"/>
    </style:style>
    <style:style style:name="P37" style:family="paragraph" style:parent-style-name="Standard" style:list-style-name="L1">
      <style:text-properties officeooo:rsid="00590ab2" officeooo:paragraph-rsid="00590ab2"/>
    </style:style>
    <style:style style:name="P38" style:family="paragraph" style:parent-style-name="Standard" style:list-style-name="L1">
      <style:text-properties officeooo:rsid="005af17e" officeooo:paragraph-rsid="005af17e"/>
    </style:style>
    <style:style style:name="P39" style:family="paragraph" style:parent-style-name="Standard" style:list-style-name="L2">
      <style:text-properties officeooo:paragraph-rsid="0051bbf0"/>
    </style:style>
    <style:style style:name="P40" style:family="paragraph" style:parent-style-name="Standard" style:list-style-name="L2">
      <style:text-properties officeooo:paragraph-rsid="00561ef7"/>
    </style:style>
    <style:style style:name="P41" style:family="paragraph" style:parent-style-name="Standard" style:list-style-name="L2">
      <style:text-properties officeooo:rsid="007fa83b" officeooo:paragraph-rsid="007fa83b"/>
    </style:style>
    <style:style style:name="P42" style:family="paragraph" style:parent-style-name="Standard" style:list-style-name="L2">
      <style:text-properties officeooo:rsid="00549bc8" officeooo:paragraph-rsid="00549bc8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20ed7"/>
    </style:style>
    <style:style style:name="T17" style:family="text">
      <style:text-properties officeooo:rsid="0033fc04"/>
    </style:style>
    <style:style style:name="T18" style:family="text">
      <style:text-properties officeooo:rsid="00350556"/>
    </style:style>
    <style:style style:name="T19" style:family="text">
      <style:text-properties officeooo:rsid="0038543f"/>
    </style:style>
    <style:style style:name="T20" style:family="text">
      <style:text-properties officeooo:rsid="003c162f"/>
    </style:style>
    <style:style style:name="T21" style:family="text">
      <style:text-properties officeooo:rsid="003d21c8"/>
    </style:style>
    <style:style style:name="T22" style:family="text">
      <style:text-properties officeooo:rsid="00415176"/>
    </style:style>
    <style:style style:name="T23" style:family="text">
      <style:text-properties officeooo:rsid="00461ab5"/>
    </style:style>
    <style:style style:name="T24" style:family="text">
      <style:text-properties officeooo:rsid="004c5968"/>
    </style:style>
    <style:style style:name="T25" style:family="text">
      <style:text-properties officeooo:rsid="004ccc51"/>
    </style:style>
    <style:style style:name="T26" style:family="text">
      <style:text-properties officeooo:rsid="004dc20f"/>
    </style:style>
    <style:style style:name="T27" style:family="text">
      <style:text-properties officeooo:rsid="0051bbf0"/>
    </style:style>
    <style:style style:name="T28" style:family="text">
      <style:text-properties officeooo:rsid="0051eaef"/>
    </style:style>
    <style:style style:name="T29" style:family="text">
      <style:text-properties officeooo:rsid="00549bc8"/>
    </style:style>
    <style:style style:name="T30" style:family="text">
      <style:text-properties officeooo:rsid="0055be5c"/>
    </style:style>
    <style:style style:name="T31" style:family="text">
      <style:text-properties officeooo:rsid="005801da"/>
    </style:style>
    <style:style style:name="T32" style:family="text">
      <style:text-properties officeooo:rsid="005c6fb9"/>
    </style:style>
    <style:style style:name="T33" style:family="text">
      <style:text-properties officeooo:rsid="005e62ff"/>
    </style:style>
    <style:style style:name="T34" style:family="text">
      <style:text-properties officeooo:rsid="005e704c"/>
    </style:style>
    <style:style style:name="T35" style:family="text">
      <style:text-properties officeooo:rsid="00602cb2"/>
    </style:style>
    <style:style style:name="T36" style:family="text">
      <style:text-properties officeooo:rsid="0065ac71"/>
    </style:style>
    <style:style style:name="T37" style:family="text">
      <style:text-properties officeooo:rsid="0066ac7d"/>
    </style:style>
    <style:style style:name="T38" style:family="text">
      <style:text-properties officeooo:rsid="00645172"/>
    </style:style>
    <style:style style:name="T39" style:family="text">
      <style:text-properties officeooo:rsid="006cef5c"/>
    </style:style>
    <style:style style:name="T40" style:family="text">
      <style:text-properties officeooo:rsid="006ffd2c"/>
    </style:style>
    <style:style style:name="T41" style:family="text">
      <style:text-properties fo:font-weight="normal" officeooo:rsid="001edf93" style:font-weight-asian="normal" style:font-weight-complex="normal"/>
    </style:style>
    <style:style style:name="T42" style:family="text">
      <style:text-properties fo:font-weight="normal" officeooo:rsid="001e14a6" style:font-weight-asian="normal" style:font-weight-complex="normal"/>
    </style:style>
    <style:style style:name="T43" style:family="text">
      <style:text-properties fo:font-weight="normal" officeooo:rsid="005c6fb9" style:font-weight-asian="normal" style:font-weight-complex="normal"/>
    </style:style>
    <style:style style:name="T44" style:family="text">
      <style:text-properties fo:font-weight="normal" officeooo:rsid="0072cfb5" style:font-weight-asian="normal" style:font-weight-complex="normal"/>
    </style:style>
    <style:style style:name="T45" style:family="text">
      <style:text-properties fo:font-weight="normal" officeooo:rsid="00762752" style:font-weight-asian="normal" style:font-weight-complex="normal"/>
    </style:style>
    <style:style style:name="T46" style:family="text">
      <style:text-properties officeooo:rsid="0072cfb5"/>
    </style:style>
    <style:style style:name="T47" style:family="text">
      <style:text-properties officeooo:rsid="0072ee92"/>
    </style:style>
    <style:style style:name="T48" style:family="text">
      <style:text-properties officeooo:rsid="0073c30e"/>
    </style:style>
    <style:style style:name="T49" style:family="text">
      <style:text-properties officeooo:rsid="00762752"/>
    </style:style>
    <style:style style:name="T50" style:family="text">
      <style:text-properties officeooo:rsid="007a6ebc"/>
    </style:style>
    <style:style style:name="T51" style:family="text">
      <style:text-properties officeooo:rsid="007d0dd6"/>
    </style:style>
    <style:style style:name="T52" style:family="text">
      <style:text-properties officeooo:rsid="00470150"/>
    </style:style>
    <style:style style:name="T53" style:family="text">
      <style:text-properties officeooo:rsid="007eb77c"/>
    </style:style>
    <style:style style:name="T54" style:family="text">
      <style:text-properties officeooo:rsid="0081292a"/>
    </style:style>
    <style:style style:name="T55" style:family="text">
      <style:text-properties officeooo:rsid="0082e64c"/>
    </style:style>
    <style:style style:name="T56" style:family="text">
      <style:text-properties officeooo:rsid="00849138"/>
    </style:style>
    <style:style style:name="T57" style:family="text">
      <style:text-properties officeooo:rsid="0063e87b"/>
    </style:style>
    <style:style style:name="T58" style:family="text">
      <style:text-properties officeooo:rsid="005f7c09"/>
    </style:style>
    <style:style style:name="T59" style:family="text">
      <style:text-properties officeooo:rsid="004e7aac"/>
    </style:style>
    <style:style style:name="T60" style:family="text">
      <style:text-properties officeooo:rsid="00862d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en <text:span text:style-name="T56">Documentos de </text:span>Tecnología e Ingeniería</text:p>
          </table:table-cell>
        </table:table-row>
        <table:table-row>
          <table:table-cell table:style-name="Table1.A1" office:value-type="string">
            <text:p text:style-name="P9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T0628</text:p>
          </table:table-cell>
        </table:table-row>
        <table:table-row>
          <table:table-cell table:style-name="Table1.A1" office:value-type="string">
            <text:p text:style-name="P36">Cohort Designator:</text:p>
          </table:table-cell>
          <table:table-cell table:style-name="Table1.A1" office:value-type="string">
            <text:p text:style-name="P13">6A-2</text:p>
          </table:table-cell>
        </table:table-row>
      </table:table>
      <text:p text:style-name="P2"/>
      <text:p text:style-name="P14">Description</text:p>
      <text:p text:style-name="P34">This course, <text:span text:style-name="T46">which is </text:span><text:span text:style-name="T40">the complement to Course IT0629 </text:span><text:span text:style-name="T49">(</text:span><text:span text:style-name="T41">T</text:span><text:span text:style-name="T42">aller de Traducción </text:span><text:span text:style-name="T43">Ingeniería y Adelantos Tecnológicos</text:span><text:span text:style-name="T45">)</text:span><text:span text:style-name="T43">, </text:span><text:span text:style-name="T44">will focus on the specialized terminologies, acronyms, and jargon used </text:span><text:s/>in <text:span text:style-name="T46">selected</text:span> <text:span text:style-name="T32">engineering sciences</text:span><text:span text:style-name="T3"> </text:span><text:span text:style-name="T32">and in </text:span><text:span text:style-name="T33">the </text:span><text:span text:style-name="T34">broader </text:span><text:span text:style-name="T33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34"/>
      <text:p text:style-name="P35"><text:span text:style-name="T4">Major </text:span><text:span text:style-name="T8">elements of</text:span><text:span text:style-name="T4"> the course will include: <text:s/></text:span><text:span text:style-name="T7">i) </text:span><text:span text:style-name="T34">the </text:span><text:span text:style-name="T35">structure </text:span><text:span text:style-name="T47">and </text:span><text:span text:style-name="T36">function </text:span><text:span text:style-name="T47">of language in </text:span><text:span text:style-name="T34">selected engineering disciplines </text:span><text:span text:style-name="T47">and </text:span><text:span text:style-name="T35">advanced and emerging technologies</text:span><text:span text:style-name="T25">;</text:span><text:span text:style-name="T8"> ii) </text:span><text:span text:style-name="T25"><text:s/></text:span><text:span text:style-name="T34">the </text:span><text:span text:style-name="T35">structure </text:span><text:span text:style-name="T47">and </text:span><text:span text:style-name="T36">function </text:span><text:span text:style-name="T47">of </text:span><text:span text:style-name="T49">texts and </text:span><text:span text:style-name="T48">documents</text:span><text:span text:style-name="T47"> in </text:span><text:span text:style-name="T34">selected engineering disciplines </text:span><text:span text:style-name="T47">and </text:span><text:span text:style-name="T35">advanced and emerging technologies</text:span><text:span text:style-name="T25">; </text:span><text:span text:style-name="T35">iii) </text:span><text:span text:style-name="T8">the elements of style </text:span><text:span text:style-name="T9">and the use of standard conventions </text:span><text:span text:style-name="T47">in </text:span><text:span text:style-name="T34">selected engineering disciplines </text:span><text:span text:style-name="T47">and </text:span><text:span text:style-name="T35">advanced and emerging technologies; </text:span><text:span text:style-name="T8">i</text:span><text:span text:style-name="T35">v</text:span><text:span text:style-name="T8">) </text:span><text:span text:style-name="T24">Version Control Systems (VCSs) and </text:span><text:span text:style-name="T9">elements of quality assurance and quality control (QAQC) </text:span><text:span text:style-name="T49">as </text:span><text:span text:style-name="T26">applied to documents</text:span><text:span text:style-name="T9">;</text:span><text:span text:style-name="T8">; </text:span><text:span text:style-name="T18">v) </text:span><text:span text:style-name="T9"><text:s/>the professional use of Large Language Models (LLMs) in translation; </text:span><text:span text:style-name="T49">and </text:span><text:span text:style-name="T9">v</text:span><text:span text:style-name="T18">i</text:span><text:span text:style-name="T9">) </text:span><text:span text:style-name="T8"><text:s/></text:span><text:span text:style-name="T10">the direct translation of </text:span><text:span text:style-name="T44">specialized terminologies, acronyms, and jargon</text:span><text:span text:style-name="T26"> </text:span><text:span text:style-name="T47">in </text:span><text:span text:style-name="T34">selected engineering disciplines </text:span><text:span text:style-name="T47">and </text:span><text:span text:style-name="T35">advanced and emerging technologies </text:span><text:span text:style-name="T53">using student-developed dictionaries.</text:span></text:p>
      <text:p text:style-name="P35"/>
      <text:p text:style-name="P14">Scope</text:p>
      <text:p text:style-name="P17">1. <text:s text:c="2"/><text:span text:style-name="T50">S</text:span><text:span text:style-name="T35">tructure </text:span><text:span text:style-name="T47">and </text:span><text:span text:style-name="T50">F</text:span><text:span text:style-name="T36">unction </text:span><text:span text:style-name="T47">of </text:span><text:span text:style-name="T50">L</text:span><text:span text:style-name="T47">anguage in </text:span><text:span text:style-name="T50">the E</text:span><text:span text:style-name="T34">ngineering </text:span><text:span text:style-name="T50">Sciences</text:span></text:p>
      <text:p text:style-name="P21">1.1 <text:s text:c="2"/><text:span text:style-name="T55">History, </text:span><text:span text:style-name="T50">S</text:span><text:span text:style-name="T35">tructure </text:span><text:span text:style-name="T47">and </text:span><text:span text:style-name="T50">F</text:span><text:span text:style-name="T36">unction </text:span><text:span text:style-name="T47">of </text:span><text:span text:style-name="T50">L</text:span><text:span text:style-name="T47">anguage</text:span></text:p>
      <text:p text:style-name="P20">1.2 <text:s/><text:span text:style-name="T55">The Rise of Discipline-Specific Jargon </text:span></text:p>
      <text:p text:style-name="P31">1.3 <text:s/><text:span text:style-name="T55">Language Structures and Functions in the Engineering Sciences</text:span></text:p>
      <text:p text:style-name="P16"/>
      <text:p text:style-name="P17">2. <text:s/><text:span text:style-name="T50">S</text:span><text:span text:style-name="T35">tructure </text:span><text:span text:style-name="T47">and </text:span><text:span text:style-name="T50">F</text:span><text:span text:style-name="T36">unction </text:span><text:span text:style-name="T47">of </text:span><text:span text:style-name="T50">Documents</text:span><text:span text:style-name="T47"> in </text:span><text:span text:style-name="T50">the E</text:span><text:span text:style-name="T34">ngineering </text:span><text:span text:style-name="T50">Sciences</text:span></text:p>
      <text:p text:style-name="P19">2.1 <text:s/><text:span text:style-name="T55">Document Structures</text:span></text:p>
      <text:p text:style-name="P22">2.2 <text:s/><text:span text:style-name="T55">Document Functions</text:span></text:p>
      <text:p text:style-name="P43">2.3 Document Types and Formats</text:p>
      <text:p text:style-name="P45">2.3.1 <text:s/><text:span text:style-name="T58">Academic T</text:span><text:span text:style-name="T59">exts </text:span><text:span text:style-name="T58">and Papers</text:span></text:p>
      <text:p text:style-name="P44">2.3.2 <text:s/><text:span text:style-name="T57">Manuals and Standard Operating Procedures (SOPs)</text:span></text:p>
      <text:p text:style-name="P44">2.3.3 <text:s/><text:span text:style-name="T57">Request for Proposals (RFPs) and Proposals</text:span></text:p>
      <text:p text:style-name="P44">2.3.4 <text:s/><text:span text:style-name="T57">Analytical Evaluations, White Papers, and Lab Reports </text:span></text:p>
      <text:p text:style-name="P16"/>
      <text:p text:style-name="P16">3. <text:s/>The Elements of Style in <text:span text:style-name="T50">the Engineering Sciences</text:span></text:p>
      <text:p text:style-name="P19">3.1 <text:s/><text:span text:style-name="T55">The Use of Voice in Style</text:span></text:p>
      <text:p text:style-name="P23">3.2 <text:s/><text:span text:style-name="T55">Stylistic Conventions</text:span></text:p>
      <text:p text:style-name="P27"/>
      <text:p text:style-name="P27">4. <text:s/><text:span text:style-name="T16">Document QAQC and Version Control Systems</text:span></text:p>
      <text:p text:style-name="P23">5.1 <text:s/>Introduction to Docume<text:span text:style-name="T20">nt</text:span> QAQC</text:p>
      <text:p text:style-name="P24">5.1.1 <text:s/>Fundamental <text:span text:style-name="T20">Concepts </text:span>of QAQC</text:p>
      <text:p text:style-name="P24">5.1.2 <text:s/><text:span text:style-name="T20">Fram</text:span><text:span text:style-name="T24">e</text:span><text:span text:style-name="T20">works for Document QAQC</text:span></text:p>
      <text:p text:style-name="P23">5.2 <text:s/>Introduction to Version Control Systems (V<text:span text:style-name="T20">CSs</text:span>)</text:p>
      <text:p text:style-name="P24"><text:soft-page-break/>5.<text:span text:style-name="T22">2.1</text:span> <text:s/>Using Git and Github</text:p>
      <text:p text:style-name="P24">5.<text:span text:style-name="T22">2.2</text:span> <text:s/>Installation of Git</text:p>
      <text:p text:style-name="P26">5.<text:span text:style-name="T22">2.3 <text:s/></text:span><text:span text:style-name="T21">Account setup in Github</text:span></text:p>
      <text:p text:style-name="P25">5.<text:span text:style-name="T22">2.4</text:span> <text:s/>Git Commands and <text:span text:style-name="T21">the Git </text:span><text:span text:style-name="T24">VCS </text:span>Workflow</text:p>
      <text:p text:style-name="P16"/>
      <text:p text:style-name="P16"><text:span text:style-name="T53">5</text:span>. <text:span text:style-name="T17">Professional Use of LLMs </text:span><text:span text:style-name="T51">and Specialized Dictionaries </text:span><text:span text:style-name="T17">in Translation</text:span></text:p>
      <text:p text:style-name="P5"><text:span text:style-name="T53">5</text:span><text:span text:style-name="T23">.1 </text:span><text:span text:style-name="T51">LLMs and AutoML Models</text:span></text:p>
      <text:p text:style-name="P7"><text:span text:style-name="T53">5</text:span><text:span text:style-name="T23">.2 <text:s/></text:span><text:span text:style-name="T51">A</text:span><text:span text:style-name="T38">pplication Programmer Interfaces (</text:span><text:span text:style-name="T52">APIs</text:span><text:span text:style-name="T38">)</text:span><text:span text:style-name="T52">, </text:span><text:span text:style-name="T38">Software Development Kits (</text:span><text:span text:style-name="T52">SDKs</text:span><text:span text:style-name="T38">) </text:span><text:span text:style-name="T52">, and </text:span><text:span text:style-name="T38">Integrated Development Environments (</text:span><text:span text:style-name="T52">IDEs</text:span><text:span text:style-name="T38">)</text:span></text:p>
      <text:p text:style-name="P28"><text:span text:style-name="T53">5</text:span>.<text:span text:style-name="T51">2</text:span>.1 <text:s/>Python</text:p>
      <text:p text:style-name="P28"><text:span text:style-name="T53">5</text:span>.<text:span text:style-name="T51">2</text:span>.2 <text:s/>Cloud Translation API (Google <text:span text:style-name="T39">LLM</text:span>)</text:p>
      <text:p text:style-name="P29"><text:span text:style-name="T53">5</text:span>.<text:span text:style-name="T51">2</text:span>.3 <text:s/><text:span text:style-name="T51">Specialized Models and AutoML </text:span></text:p>
      <text:p text:style-name="P16"/>
      <text:p text:style-name="P18"><text:span text:style-name="T53">6</text:span>. <text:span text:style-name="T19">Translation </text:span><text:span text:style-name="T53">of Specialized Terminology</text:span></text:p>
      <text:p text:style-name="P30"><text:span text:style-name="T60">6</text:span>.1 <text:s/><text:span text:style-name="T54">Personal </text:span><text:span text:style-name="T53">Dictionaries</text:span></text:p>
      <text:p text:style-name="P31"><text:span text:style-name="T60">6</text:span>.2 <text:s/><text:span text:style-name="T53">Application of Personal Dictionaries to Translation</text:span></text:p>
      <text:p text:style-name="P8"/>
      <text:p text:style-name="P15">Expectations</text:p>
      <text:p text:style-name="P33">Students will be expected to:</text:p>
      <text:list xml:id="list607612678" text:style-name="L1">
        <text:list-item>
          <text:p text:style-name="P37">Attend all classes on time</text:p>
        </text:list-item>
        <text:list-item>
          <text:p text:style-name="P37">Be prepared to take notes and access materials on-line</text:p>
        </text:list-item>
        <text:list-item>
          <text:p text:style-name="P37">Participate in all class activities, including discussions and presentations</text:p>
        </text:list-item>
        <text:list-item>
          <text:p text:style-name="P38">Complete all assignments, quizzes, and the final exam</text:p>
        </text:list-item>
      </text:list>
      <text:p text:style-name="P3"/>
      <text:p text:style-name="P15">Exit Criteria</text:p>
      <text:p text:style-name="P6"><text:span text:style-name="T27">Upon the successful completion of the course the student will </text:span><text:span text:style-name="T28">be able to:</text:span></text:p>
      <text:list xml:id="list1526909850" text:style-name="L2">
        <text:list-item>
          <text:p text:style-name="P41">Analyze the s<text:span text:style-name="T35">tructure </text:span><text:span text:style-name="T47">and </text:span>f<text:span text:style-name="T36">unction </text:span><text:span text:style-name="T47">of </text:span>l<text:span text:style-name="T47">anguage in </text:span><text:span text:style-name="T50">the </text:span>e<text:span text:style-name="T34">ngineering </text:span>s<text:span text:style-name="T50">ciences</text:span></text:p>
        </text:list-item>
        <text:list-item>
          <text:p text:style-name="P41">Analyze the s<text:span text:style-name="T35">tructure </text:span><text:span text:style-name="T47">and </text:span>f<text:span text:style-name="T36">unction </text:span><text:span text:style-name="T47">of </text:span>documents<text:span text:style-name="T47"> in </text:span><text:span text:style-name="T50">the </text:span>e<text:span text:style-name="T34">ngineering </text:span>s<text:span text:style-name="T50">ciences</text:span></text:p>
        </text:list-item>
        <text:list-item>
          <text:p text:style-name="P41">Analyze the elements of style<text:span text:style-name="T47"> in </text:span>documents in <text:span text:style-name="T50">the </text:span>e<text:span text:style-name="T34">ngineering </text:span>s<text:span text:style-name="T50">ciences</text:span></text:p>
        </text:list-item>
        <text:list-item>
          <text:p text:style-name="P39">Apply <text:span text:style-name="T29">the principles of QAQC to document production by using a VCS </text:span></text:p>
        </text:list-item>
        <text:list-item>
          <text:p text:style-name="P42">Apply the principles of modern tran<text:span text:style-name="T30">slat</text:span><text:span text:style-name="T31">ion</text:span><text:span text:style-name="T30"> by using </text:span>an API to access a LLM for <text:span text:style-name="T31">English-Spanish </text:span>translation</text:p>
        </text:list-item>
        <text:list-item>
          <text:p text:style-name="P40"><text:span text:style-name="T54">Design, develop, and implement personal dictionaries for the translation of specialized terminology </text:span><text:span text:style-name="T37">in the engineering sciences</text:span></text:p>
        </text:list-item>
      </text:list>
      <text:p text:style-name="P3"/>
      <text:p text:style-name="P15">Evaluations</text:p>
      <text:p text:style-name="P32">Daily Work and Participation<text:tab/><text:tab/><text:tab/>10%</text:p>
      <text:p text:style-name="P32">Homework, Projects, and Presentations<text:tab/>30%</text:p>
      <text:p text:style-name="P32">Quizzes<text:tab/><text:tab/><text:tab/><text:tab/><text:tab/>30%</text:p>
      <text:p text:style-name="P32"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0T14:20:04.521260156</dc:date>
    <meta:editing-duration>PT7H26M33S</meta:editing-duration>
    <meta:editing-cycles>74</meta:editing-cycles>
    <meta:generator>LibreOffice/7.3.7.2$Linux_X86_64 LibreOffice_project/30$Build-2</meta:generator>
    <meta:document-statistic meta:table-count="1" meta:image-count="1" meta:object-count="0" meta:page-count="2" meta:paragraph-count="66" meta:word-count="561" meta:character-count="3856" meta:non-whitespace-character-count="3319"/>
  </office:meta>
</office:document-meta>
</file>